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5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extnummer</text:p>
          </table:table-cell>
          <table:table-cell table:style-name="ce1" office:value-type="string">
            <text:p>fabian</text:p>
          </table:table-cell>
          <table:table-cell table:style-name="ce1" office:value-type="string">
            <text:p>comments fabi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egative</text:p>
          </table:table-cell>
          <table:table-cell office:value-type="string">
            <text:p>actually about hillar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ather neutra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ather neutral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t clea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ositive</text:p>
          </table:table-cell>
          <table:table-cell office:value-type="string">
            <text:p>But difficult to realis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t clear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t clear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ot clear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eutral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neutral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neutral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eutral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eutral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neutral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neutral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ot clear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egative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neutral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ositive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not clear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egative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ositive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not clear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positive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negative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not clear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negative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neutral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neutral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neutral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neutral</text:p>
          </table:table-cell>
          <table:table-cell office:value-type="string">
            <text:p>(negativ?)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positive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negative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negative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not clear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negative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negative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neutral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neutral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neutral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negative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negative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negative</text:p>
          </table:table-cell>
          <table:table-cell table:style-name="ce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negative</text:p>
          </table:table-cell>
          <table:table-cell table:style-name="ce2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negative</text:p>
          </table:table-cell>
          <table:table-cell table:style-name="ce2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negative</text:p>
          </table:table-cell>
          <table:table-cell table:style-name="ce2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negative</text:p>
          </table:table-cell>
          <table:table-cell table:style-name="ce2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negative</text:p>
          </table:table-cell>
          <table:table-cell table:style-name="ce2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negative</text:p>
          </table:table-cell>
          <table:table-cell table:style-name="ce2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negative</text:p>
          </table:table-cell>
          <table:table-cell table:style-name="ce2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negative</text:p>
          </table:table-cell>
          <table:table-cell table:style-name="ce2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negative</text:p>
          </table:table-cell>
          <table:table-cell table:style-name="ce2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negative</text:p>
          </table:table-cell>
          <table:table-cell table:style-name="ce2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neutral</text:p>
          </table:table-cell>
          <table:table-cell table:style-name="ce2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neutral</text:p>
          </table:table-cell>
          <table:table-cell table:style-name="ce2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positive</text:p>
          </table:table-cell>
          <table:table-cell table:style-name="ce2"/>
        </table:table-row>
        <table:table-row table:style-name="ro2" table:number-rows-repeated="4">
          <table:table-cell table:number-columns-repeated="2"/>
          <table:table-cell table:style-name="ce2"/>
        </table:table-row>
        <table:table-row table:style-name="ro2">
          <table:table-cell table:number-columns-repeated="2"/>
          <table:table-cell table:style-name="ce2"/>
        </table:table-row>
      </table:table>
      <table:named-expressions/>
      <table:database-ranges>
        <table:database-range table:name="__Anonymous_Sheet_DB__0" table:target-range-address="Sheet1.A1:Sheet1.A4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Source Han Sans CN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DeDave </meta:initial-creator>
    <meta:creation-date>2015-04-07T19:58:46.055466380</meta:creation-date>
    <dc:date>2015-06-01T08:43:56</dc:date>
    <dc:creator>hilde </dc:creator>
    <meta:editing-duration>PT5H11M11S</meta:editing-duration>
    <meta:editing-cycles>44</meta:editing-cycles>
    <meta:generator>LibreOffice/3.5$Linux_x86 LibreOffice_project/350m1$Build-2</meta:generator>
    <meta:document-statistic meta:table-count="1" meta:cell-count="256" meta:object-count="0"/>
  </office:meta>
</office:document-meta>
</file>